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evels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Votes</text:p>
          </table:table-cell>
          <table:table-cell table:style-name="ce1" office:value-type="string">
            <text:p>Spin</text:p>
          </table:table-cell>
          <table:table-cell table:style-name="ce1" office:value-type="string">
            <text:p>Skill Points</text:p>
          </table:table-cell>
          <table:table-cell table:style-name="ce1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0">
            <text:p>300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00">
            <text:p>400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300">
            <text:p>3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000">
            <text:p>50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000">
            <text:p>60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000">
            <text:p>80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00">
            <text:p>10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000">
            <text:p>12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000">
            <text:p>15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000">
            <text:p>25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00">
            <text:p>40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18/05/2014</text:date>, <text:time>08:3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5:02:18.28</meta:creation-date>
    <dc:date>2014-05-18T08:37:08.99</dc:date>
    <meta:editing-duration>P1DT9H42M40S</meta:editing-duration>
    <meta:editing-cycles>9</meta:editing-cycles>
    <meta:generator>OpenOffice/4.0.1$Win32 OpenOffice.org_project/401m5$Build-9714</meta:generator>
    <dc:creator>Amanda </dc:creator>
    <meta:document-statistic meta:table-count="1" meta:cell-count="114" meta:object-count="0"/>
  </office:meta>
</office:document-meta>
</file>